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4.4167in" fo:margin-top="0in" fo:margin-bottom="0.0785in" table:align="center"/>
    </style:style>
    <style:style style:name="Table1.A" style:family="table-column">
      <style:table-column-properties style:column-width="0.4583in"/>
    </style:style>
    <style:style style:name="Table1.B" style:family="table-column">
      <style:table-column-properties style:column-width="1.9792in"/>
    </style:style>
    <style:style style:name="Table1.A1" style:family="table-cell">
      <style:table-cell-properties fo:padding="0.0625in" fo:border-left="none" fo:border-right="none" fo:border-top="0.05pt solid #000000" fo:border-bottom="none"/>
    </style:style>
    <style:style style:name="Table1.A2" style:family="table-cell">
      <style:table-cell-properties style:vertical-align="top" fo:padding="0.0625in" fo:border="none"/>
    </style:style>
    <style:style style:name="Table1.A5" style:family="table-cell">
      <style:table-cell-properties fo:padding="0.0625in" fo:border-left="none" fo:border-right="none" fo:border-top="none" fo:border-bottom="0.05pt solid #000000"/>
    </style:style>
    <style:style style:name="Table1.B5" style:family="table-cell">
      <style:table-cell-properties fo:padding="0.0625in" fo:border-left="none" fo:border-right="none" fo:border-top="none" fo:border-bottom="0.05pt solid #000000"/>
    </style:style>
    <style:style style:name="Table1.C5" style:family="table-cell">
      <style:table-cell-properties fo:padding="0.0625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OrgFixedWidthBlock" style:list-style-name="OrgNumberedList"/>
    <style:style style:name="P3" style:family="paragraph" style:parent-style-name="OrgSrcBlock" style:list-style-name="OrgNumberedList"/>
    <style:style style:name="P4" style:family="paragraph" style:parent-style-name="OrgSrcBlockLastLine" style:list-style-name="OrgNumberedList"/>
    <style:style style:name="P5" style:family="paragraph" style:parent-style-name="Text_20_body" style:list-style-name="OrgNumberedList"/>
    <style:style style:name="T1" style:family="text">
      <style:text-properties officeooo:rsid="000d3f85"/>
    </style:style>
    <style:style style:name="Sect1" style:family="section">
      <style:section-properties text:dont-balance-text-columns="false" fo:margin-left="0.5043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h text:style-name="Heading_5f_20_5f_1_5f_unnumbered" text:outline-level="1"><text:bookmark-start text:name="OrgXref.org0fd4375"/><text:bookmark text:name="org0fd4375"/>Popquiz 1 <text:bookmark-end text:name="OrgXref.org0fd4375"/></text:h>
      <text:p text:style-name="Text_20_body">Without any other resources, complete the following tasks in R for Solar Eclipse data from <text:a xlink:type="simple" xlink:href="https://www.kaggle.com/datasets/nasa/solar-eclipses?resource=download" text:style-name="Internet_20_link" text:visited-style-name="Visited_20_Internet_20_Link">NASA/kaggle.com</text:a> for a total of 5,000 years. </text:p>
      <text:list xml:id="list2909287113" text:style-name="OrgNumberedList">
        <text:list-item>
          <text:p text:style-name="P5">Store URL: Create an R object <text:span text:style-name="OrgCode">url</text:span> for the web address <text:a xlink:type="simple" xlink:href="http://tinyurl.com/solar-csv" text:style-name="Internet_20_link" text:visited-style-name="Visited_20_Internet_20_Link">http://tinyurl.com/solar-csv</text:a> and check that the object is there: </text:p>
        </text:list-item>
      </text:list>
      <text:p text:style-name="Text_20_body"><text:span text:style-name="OrgSrcFontLockStringFace"/></text:p>
      <text:p text:style-name="Text_20_body"><text:span text:style-name="OrgSrcFontLockStringFace"/></text:p>
      <text:list xml:id="list134029046405704" text:continue-numbering="true" text:style-name="OrgNumberedList">
        <text:list-item>
          <text:p text:style-name="P5">Data import: The CSV data do have a header row. Import the CSV file from the web into a dataframe <text:span text:style-name="OrgCode">solar</text:span> and display its data structure. </text:p>
        </text:list-item>
      </text:list>
      <text:p text:style-name="Text_20_body"/>
      <text:p text:style-name="Text_20_body"/>
      <text:list xml:id="list134027603851247" text:continue-numbering="true" text:style-name="OrgNumberedList">
        <text:list-item>
          <text:p text:style-name="P5">Index extraction: Write a command to extract the number of the column named <text:span text:style-name="OrgCode">Calendar.Date</text:span> from the <text:span text:style-name="OrgCode">solar</text:span> dataframe. </text:p>
        </text:list-item>
      </text:list>
      <text:p text:style-name="Text_20_body"/>
      <text:p text:style-name="Text_20_body"/>
      <text:list xml:id="list134027155395178" text:continue-numbering="true" text:style-name="OrgNumberedList">
        <text:list-item>
          <text:p text:style-name="P5">Transformation: Write the following steps in a code block: </text:p>
          <text:list>
            <text:list-item>
              <text:p text:style-name="P5">Store the indices of some columns (given in a table below) in a vector <text:span text:style-name="OrgCode">cols</text:span>. </text:p>
            </text:list-item>
            <text:list-item>
              <text:p text:style-name="P5">Copy these columns from the dataframe <text:span text:style-name="OrgCode">solar</text:span> to a new dataframe <text:span text:style-name="OrgCode">sol</text:span>. </text:p>
            </text:list-item>
            <text:list-item>
              <text:p text:style-name="P5">Change the names of the columns from the old to the new name shown in the table. </text:p>
            </text:list-item>
            <text:list-item>
              <text:p text:style-name="P5">Display the structure of <text:span text:style-name="OrgCode">sol</text:span>. </text:p>
            </text:list-item>
          </text:list>
        </text:list-item>
      </text:list>
      <text:section text:style-name="Sect1" text:name="Section1">
        <table:table table:name="Table1" table:style-name="Table1">
          <table:table-column table:style-name="Table1.A"/>
          <table:table-column table:style-name="Table1.B" table:number-columns-repeated="2"/>
          <table:table-header-rows>
            <table:table-row>
              <table:table-cell table:style-name="Table1.A1" office:value-type="string">
                <text:p text:style-name="OrgTableContentsRight">2</text:p>
              </table:table-cell>
              <table:table-cell table:style-name="Table1.A1" office:value-type="string">
                <text:p text:style-name="OrgTableContentsLeft">Calendar.Date</text:p>
              </table:table-cell>
              <table:table-cell table:style-name="Table1.A1" office:value-type="string">
                <text:p text:style-name="OrgTableContentsLeft">date</text:p>
              </table:table-cell>
            </table:table-row>
          </table:table-header-rows>
          <table:table-row>
            <table:table-cell table:style-name="Table1.A2" office:value-type="string">
              <text:p text:style-name="OrgTableContentsRight">7</text:p>
            </table:table-cell>
            <table:table-cell table:style-name="Table1.A2" office:value-type="string">
              <text:p text:style-name="OrgTableContentsLeft">Eclipse.Type</text:p>
            </table:table-cell>
            <table:table-cell table:style-name="Table1.A2" office:value-type="string">
              <text:p text:style-name="OrgTableContentsLeft">type</text:p>
            </table:table-cell>
          </table:table-row>
          <table:table-row>
            <table:table-cell table:style-name="Table1.A2" office:value-type="string">
              <text:p text:style-name="OrgTableContentsRight">10</text:p>
            </table:table-cell>
            <table:table-cell table:style-name="Table1.A2" office:value-type="string">
              <text:p text:style-name="OrgTableContentsLeft">Latitude</text:p>
            </table:table-cell>
            <table:table-cell table:style-name="Table1.A2" office:value-type="string">
              <text:p text:style-name="OrgTableContentsLeft">lat</text:p>
            </table:table-cell>
          </table:table-row>
          <table:table-row>
            <table:table-cell table:style-name="Table1.A2" office:value-type="string">
              <text:p text:style-name="OrgTableContentsRight">11</text:p>
            </table:table-cell>
            <table:table-cell table:style-name="Table1.A2" office:value-type="string">
              <text:p text:style-name="OrgTableContentsLeft">Longitude</text:p>
            </table:table-cell>
            <table:table-cell table:style-name="Table1.A2" office:value-type="string">
              <text:p text:style-name="OrgTableContentsLeft">lon</text:p>
            </table:table-cell>
          </table:table-row>
          <table:table-row>
            <table:table-cell table:style-name="Table1.A5" office:value-type="string">
              <text:p text:style-name="OrgTableContentsRight">15</text:p>
            </table:table-cell>
            <table:table-cell table:style-name="Table1.B5" office:value-type="string">
              <text:p text:style-name="OrgTableContentsLeft">Central.Duration</text:p>
            </table:table-cell>
            <table:table-cell table:style-name="Table1.B5" office:value-type="string">
              <text:p text:style-name="OrgTableContentsLeft">Tot</text:p>
            </table:table-cell>
          </table:table-row>
        </table:table>
      </text:section>
      <text:list xml:id="list134027209155572" text:continue-numbering="true" text:style-name="OrgNumberedList">
        <text:list-header>
          <text:p text:style-name="P5"/>
        </text:list-header>
        <text:list-item>
          <text:p text:style-name="P5">Display the contingency table of the solar eclipse types (in <text:span text:style-name="OrgCode">type</text:span>) and store it in an R object called <text:span text:style-name="OrgCode">tbl</text:span>. Then print the table.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list xml:id="list134028764246947" text:continue-numbering="true" text:style-name="OrgNumberedList">
        <text:list-item>
          <text:p text:style-name="P5"><text:soft-page-break/>How many types of solar eclipses are there? Write a command that returns the number of types. </text:p>
        </text:list-item>
      </text:list>
      <text:p text:style-name="Text_20_body"/>
      <text:p text:style-name="Text_20_body"/>
      <text:list xml:id="list134027293901766" text:continue-numbering="true" text:style-name="OrgNumberedList">
        <text:list-item>
          <text:p text:style-name="P5">The table <text:span text:style-name="OrgCode">tbl</text:span> has <text:span text:style-name="OrgCode">names</text:span> and frequencies. Make a <text:span text:style-name="OrgCode">barplot</text:span> of the table names. Label the x- and y-axis appropriately. </text:p>
        </text:list-item>
      </text:list>
      <text:p text:style-name="Listing"/>
      <text:p text:style-name="Listing"/>
      <text:list xml:id="list134027292735765" text:continue-numbering="true" text:style-name="OrgNumberedList">
        <text:list-item>
          <text:p text:style-name="P5">Convert the table <text:span text:style-name="OrgCode">tbl</text:span> to a dataframe <text:span text:style-name="OrgCode">types</text:span> and name the first column <text:span text:style-name="OrgCode">Type</text:span>, then print the dataframe. </text:p>
        </text:list-item>
      </text:list>
      <text:p text:style-name="Text_20_body"/>
      <text:p text:style-name="Text_20_body"/>
      <text:list xml:id="list134028366945837" text:continue-numbering="true" text:style-name="OrgNumberedList">
        <text:list-item>
          <text:p text:style-name="P5">Make a histogram of the frequencies in <text:span text:style-name="OrgCode">types</text:span> in decreasing order, and name the x-axis appropriately. Tip: to sort a vector <text:span text:style-name="OrgCode">x</text:span> in decreasing order, run <text:span text:style-name="OrgCode">sort(x, decreasing=TRUE)</text:span>. </text:p>
        </text:list-item>
      </text:list>
      <text:p text:style-name="Listing"/>
      <text:p text:style-name="Listing"/>
      <text:list xml:id="list134027089205438" text:continue-numbering="true" text:style-name="OrgNumberedList">
        <text:list-header>
          <text:p text:style-name="P5"><text:s/></text:p>
        </text:list-header>
        <text:list-item>
          <text:p text:style-name="P5">Place both the barplot and histogram you just made in one panel on top of one another (barplot on top, histogram below).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34028318182382" text:continue-numbering="true" text:style-name="OrgNumberedList">
        <text:list-header>
          <text:p text:style-name="P5"><text:s/></text:p>
        </text:list-header>
        <text:list-item>
          <text:p text:style-name="P5">When you're finished, tell me your confidence that your code is error-free. </text:p>
        </text:list-item>
        <text:list-item>
          <text:p text:style-name="P5">Create an Emacs Org-mode file and enter your code. </text:p>
        </text:list-item>
        <text:list-item>
          <text:p text:style-name="P5">Enter all code blocks first, then start at the top and run them. </text:p>
        </text:list-item>
        <text:list-item>
          <text:p text:style-name="P5">Grade yourself based on the percentage of your code that worked. </text:p>
        </text:list-item>
        <text:list-item>
          <text:p text:style-name="P5">Hand in your graded pop quiz if you like, for bonus points. </text:p>
        </text:list-item>
        <text:list-item>
          <text:p text:style-name="P5">Fix your code based on the solutions file <text:span text:style-name="T1">in GitHub.</text:span>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 style:parent-style-name="OrgSrcBlock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loext:graphic-properties draw:fill="solid" draw:fill-color="#000000" draw:opacity="100%"/>
      <style:paragraph-properties fo:background-color="#000000" fo:padding="0.0193in" fo:border="0.51pt solid #000000" style:shadow="none"/>
      <style:text-properties fo:color="#f6f3e8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EssModifiersFace" style:family="text">
      <style:text-properties fo:color="#99cc99" loext:opacity="100%"/>
    </style:style>
    <style:style style:name="OrgSrcEssConstantFace" style:family="text">
      <style:text-properties fo:color="#ffffb6" loext:opacity="100%"/>
    </style:style>
    <style:style style:name="OrgSrcFontLockCommentFace" style:family="text">
      <style:text-properties fo:color="#5b6268" loext:opacity="100%"/>
    </style:style>
    <style:style style:name="OrgSrcFontLockCommentDelimiterFace" style:family="text">
      <style:text-properties fo:color="#5b6268" loext:opacity="100%"/>
    </style:style>
    <style:style style:name="OrgSrcFontLockStringFace" style:family="text">
      <style:text-properties fo:color="#a8ff60" loext:opacity="100%"/>
    </style:style>
    <style:style style:name="OrgSrcEssAssignmentFace" style:family="text">
      <style:text-properties fo:color="#99cc99" loext:opacity="100%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fo:font-family="StarSymbol" style:font-charset="x-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us Birkenkrahe</meta:initial-creator>
    <dc:date>2024-03-04T13:40:26.798242957</dc:date>
    <meta:creation-date>2024-03-04T13:33:02</meta:creation-date>
    <meta:generator>LibreOffice/7.3.7.2$Linux_X86_64 LibreOffice_project/30$Build-2</meta:generator>
    <meta:keyword/>
    <dc:subject/>
    <dc:title/>
    <meta:editing-duration>PT3M40S</meta:editing-duration>
    <meta:editing-cycles>2</meta:editing-cycles>
    <meta:document-statistic meta:table-count="1" meta:image-count="0" meta:object-count="0" meta:page-count="2" meta:paragraph-count="43" meta:word-count="380" meta:character-count="2073" meta:non-whitespace-character-count="1730"/>
  </office:meta>
</office:document-meta>
</file>